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ghindi" svg:font-family="Raghind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f4982" officeooo:paragraph-rsid="001f4982" style:font-size-asian="12pt" style:font-size-complex="12pt"/>
    </style:style>
    <style:style style:name="P2" style:family="paragraph" style:parent-style-name="Standard">
      <style:paragraph-properties fo:line-height="115%"/>
      <style:text-properties style:font-name="Liberation Sans" fo:font-size="12pt" officeooo:rsid="001f4982" officeooo:paragraph-rsid="001f4982" style:font-size-asian="12pt" style:font-size-complex="12pt"/>
    </style:style>
    <style:style style:name="P3" style:family="paragraph" style:parent-style-name="Standard">
      <style:paragraph-properties fo:line-height="115%"/>
      <style:text-properties style:font-name="Liberation Sans" fo:font-size="16pt" officeooo:rsid="001f4982" officeooo:paragraph-rsid="001f4982" style:font-size-asian="16pt" style:font-size-complex="16pt"/>
    </style:style>
    <style:style style:name="P4" style:family="paragraph" style:parent-style-name="Default_7e_LT_7e_Gliederung_20_1">
      <style:paragraph-properties fo:margin-top="0in" fo:margin-bottom="0in" loext:contextual-spacing="false" fo:line-height="115%"/>
      <style:text-properties fo:font-size="12pt" officeooo:rsid="001baa75" officeooo:paragraph-rsid="001baa75" style:font-size-asian="12pt" style:font-size-complex="12pt"/>
    </style:style>
    <style:style style:name="P5" style:family="paragraph" style:parent-style-name="Default_7e_LT_7e_Gliederung_20_1">
      <style:paragraph-properties fo:margin-top="0in" fo:margin-bottom="0in" loext:contextual-spacing="false" fo:line-height="115%"/>
      <style:text-properties fo:font-size="12pt" officeooo:rsid="001baa75" officeooo:paragraph-rsid="001f4982" style:font-size-asian="12pt" style:font-size-complex="12pt"/>
    </style:style>
    <style:style style:name="P6" style:family="paragraph" style:parent-style-name="Default_7e_LT_7e_Gliederung_20_1">
      <style:paragraph-properties fo:margin-top="0in" fo:margin-bottom="0in" loext:contextual-spacing="false" fo:text-align="center" style:justify-single-word="false"/>
      <style:text-properties fo:font-size="16pt" officeooo:rsid="001f4982" officeooo:paragraph-rsid="001f4982" style:font-size-asian="16pt" style:font-size-complex="16pt"/>
    </style:style>
    <style:style style:name="P7" style:family="paragraph" style:parent-style-name="Default_7e_LT_7e_Gliederung_20_1">
      <style:paragraph-properties fo:margin-top="0in" fo:margin-bottom="0in" loext:contextual-spacing="false"/>
      <style:text-properties style:font-name="Liberation Sans1" fo:font-size="16pt" officeooo:rsid="001f4982" officeooo:paragraph-rsid="001f4982" style:font-size-asian="16pt" style:font-size-complex="16pt"/>
    </style:style>
    <style:style style:name="P8" style:family="paragraph" style:parent-style-name="Default_7e_LT_7e_Gliederung_20_1">
      <style:paragraph-properties fo:margin-top="0in" fo:margin-bottom="0in" loext:contextual-spacing="false"/>
      <style:text-properties style:font-name="Liberation Sans1" fo:font-size="16pt" fo:font-weight="normal" officeooo:rsid="001f4982" officeooo:paragraph-rsid="001f4982" style:font-size-asian="16pt" style:font-weight-asian="normal" style:font-size-complex="16pt"/>
    </style:style>
    <style:style style:name="P9" style:family="paragraph" style:parent-style-name="Default_7e_LT_7e_Gliederung_20_1">
      <style:paragraph-properties fo:margin-top="0in" fo:margin-bottom="0in" loext:contextual-spacing="false" fo:line-height="115%"/>
      <style:text-properties style:font-name="Liberation Sans1" fo:font-size="12pt" fo:font-weight="normal" officeooo:rsid="001d4ff0" officeooo:paragraph-rsid="001d4ff0" style:font-size-asian="12pt" style:font-weight-asian="normal" style:font-size-complex="12pt"/>
    </style:style>
    <style:style style:name="P10" style:family="paragraph" style:parent-style-name="Default_7e_LT_7e_Gliederung_20_1">
      <style:paragraph-properties fo:margin-top="0.1965in" fo:margin-bottom="0in" loext:contextual-spacing="false"/>
      <style:text-properties style:font-name="Liberation Sans1" fo:font-size="12pt" fo:font-weight="normal" officeooo:rsid="001d4ff0" officeooo:paragraph-rsid="001baa75" style:font-size-asian="12pt" style:font-weight-asian="normal" style:font-size-complex="12pt"/>
    </style:style>
    <style:style style:name="P11" style:family="paragraph" style:parent-style-name="Default_7e_LT_7e_Gliederung_20_1">
      <style:paragraph-properties fo:margin-top="0.1965in" fo:margin-bottom="0in" loext:contextual-spacing="false"/>
      <style:text-properties style:font-name="Liberation Sans1" fo:font-size="12pt" fo:font-weight="normal" officeooo:rsid="001d4ff0" officeooo:paragraph-rsid="001d4ff0" style:font-size-asian="12pt" style:font-weight-asian="normal" style:font-size-complex="12pt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normal" style:font-weight-asian="normal"/>
    </style:style>
    <style:style style:name="T3" style:family="text">
      <style:text-properties style:font-name="Liberation Sans1" fo:font-weight="normal" officeooo:rsid="001d4ff0" style:font-weight-asian="normal"/>
    </style:style>
    <style:style style:name="T4" style:family="text">
      <style:text-properties style:font-name="Liberation Sans1" fo:font-weight="normal" officeooo:rsid="002157ac" style:font-weight-asian="normal"/>
    </style:style>
    <style:style style:name="T5" style:family="text">
      <style:text-properties style:font-name="Liberation Sans1" officeooo:rsid="001f4982"/>
    </style:style>
    <style:style style:name="T6" style:family="text">
      <style:text-properties style:font-name="Liberation Sans1" officeooo:rsid="00234d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F</text:span><text:span text:style-name="T1">unctional Requir</text:span><text:span text:style-name="T6">e</text:span><text:span text:style-name="T1">ments</text:span></text:p>
      <text:p text:style-name="P7"/>
      <text:p text:style-name="P7">Users</text:p>
      <text:p text:style-name="P8"/>
      <text:p text:style-name="P4"><text:span text:style-name="T3">U</text:span><text:span text:style-name="T2">sers should receive a list of transcribed documents relevant to their search query.</text:span></text:p>
      <text:p text:style-name="P9">Users should be able to search by “ID” within the transcribed documents.</text:p>
      <text:p text:style-name="P9">Users should be able to search by “volume” within the transcribed documents.</text:p>
      <text:p text:style-name="P9">Users should be able to search by “date” within the transcribed documents.</text:p>
      <text:p text:style-name="P9">Users should be able to search by “page” within the transcribed documents.</text:p>
      <text:p text:style-name="P9">Users should be able to search by “proper names” within the transcribed documents.</text:p>
      <text:p text:style-name="P9">Users should be able to search by “annotations” within the transcribed documents.</text:p>
      <text:p text:style-name="P9">Users should be able to search for text strings within the transcribed documents.</text:p>
      <text:p text:style-name="P5"><text:span text:style-name="T2">Search results should show ten words surrounding the matching string in order to give context o</text:span><text:span text:style-name="T4">f</text:span><text:span text:style-name="T2"> the </text:span><text:span text:style-name="T3">search res</text:span><text:span text:style-name="T4">u</text:span><text:span text:style-name="T3">lts.</text:span></text:p>
      <text:p text:style-name="P5"><text:span text:style-name="T3">U</text:span><text:span text:style-name="T2">sers should be able to browse transcribed documents in chronological order.</text:span></text:p>
      <text:p text:style-name="P4"><text:span text:style-name="T3">U</text:span><text:span text:style-name="T2">sers should be able to browse transcribed documents in hierarchical order.</text:span></text:p>
      <text:p text:style-name="P4"><text:span text:style-name="T3">U</text:span><text:span text:style-name="T2">ser should be able to download the “.xml” files of the transcribed documents.</text:span></text:p>
      <text:p text:style-name="P4"><text:span text:style-name="T3">U</text:span><text:span text:style-name="T2">sers should be able to download an image of the original documents.</text:span></text:p>
      <text:p text:style-name="P9">Users should be able to toggle annotations on and off.</text:p>
      <text:p text:style-name="P10"/>
      <text:p text:style-name="P11"/>
      <text:p text:style-name="P3">Admins</text:p>
      <text:p text:style-name="P2"/>
      <text:p text:style-name="P2">Admins should be able to add images of newly scanned documents to the database.</text:p>
      <text:p text:style-name="P2">Admins should be able to add “.xml” files of newly transcribed documents.</text:p>
      <text:p text:style-name="P2">Admins should be able to remove images of scanned documents from the database.</text:p>
      <text:p text:style-name="P2">Admins should be able to remove “.xml” files of transcribed documents from the databas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ghindi" svg:font-family="Raghind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3:30:48.598749148</meta:creation-date>
    <dc:date>2016-10-10T21:41:35.885541015</dc:date>
    <meta:editing-duration>PT13M21S</meta:editing-duration>
    <meta:editing-cycles>6</meta:editing-cycles>
    <meta:generator>LibreOffice/5.2.2.2.0$Linux_X86_64 LibreOffice_project/20m0$Build-2</meta:generator>
    <meta:document-statistic meta:table-count="0" meta:image-count="0" meta:object-count="0" meta:page-count="1" meta:paragraph-count="21" meta:word-count="232" meta:character-count="1443" meta:non-whitespace-character-count="1232"/>
  </office:meta>
</office:document-meta>
</file>